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bf5b" officeooo:paragraph-rsid="0016bf5b"/>
    </style:style>
    <style:style style:name="P2" style:family="paragraph" style:parent-style-name="Standard">
      <style:text-properties fo:font-weight="bold" officeooo:rsid="0016bf5b" officeooo:paragraph-rsid="0016bf5b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6bf5b" officeooo:paragraph-rsid="0016bf5b" style:font-weight-asian="bold" style:font-weight-complex="bold"/>
    </style:style>
    <style:style style:name="P4" style:family="paragraph" style:parent-style-name="Standard">
      <style:text-properties officeooo:rsid="0017f9c4" officeooo:paragraph-rsid="0017f9c4"/>
    </style:style>
    <style:style style:name="P5" style:family="paragraph" style:parent-style-name="Standard">
      <style:text-properties officeooo:rsid="00183299" officeooo:paragraph-rsid="00183299"/>
    </style:style>
    <style:style style:name="P6" style:family="paragraph" style:parent-style-name="Standard">
      <style:text-properties officeooo:rsid="00183299" officeooo:paragraph-rsid="00183299"/>
    </style:style>
    <style:style style:name="P7" style:family="paragraph" style:parent-style-name="Standard">
      <style:text-properties officeooo:rsid="0019347f" officeooo:paragraph-rsid="0019347f"/>
    </style:style>
    <style:style style:name="P8" style:family="paragraph" style:parent-style-name="Standard">
      <style:text-properties officeooo:rsid="001b055d" officeooo:paragraph-rsid="001b055d"/>
    </style:style>
    <style:style style:name="P9" style:family="paragraph" style:parent-style-name="Standard">
      <style:text-properties officeooo:rsid="001cf1ae" officeooo:paragraph-rsid="001cf1ae"/>
    </style:style>
    <style:style style:name="P10" style:family="paragraph" style:parent-style-name="Standard">
      <style:text-properties officeooo:rsid="001e8d02" officeooo:paragraph-rsid="001e8d02"/>
    </style:style>
    <style:style style:name="T1" style:family="text">
      <style:text-properties officeooo:rsid="001832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Postgresql</text:p>
      <text:p text:style-name="P2"/>
      <text:p text:style-name="Standard">sudo systemctl status postgresql</text:p>
      <text:p text:style-name="Standard"/>
      <text:p text:style-name="Standard">sudo su</text:p>
      <text:p text:style-name="Standard"/>
      <text:p text:style-name="Standard">su – postgres</text:p>
      <text:p text:style-name="Standard"/>
      <text:p text:style-name="Standard">psql </text:p>
      <text:p text:style-name="Standard"/>
      <text:p text:style-name="P1"><text:span text:style-name="T1">\</text:span>password: gangstacode33</text:p>
      <text:p text:style-name="P1"/>
      <text:p text:style-name="P1">entra: sudo –u postgres psql</text:p>
      <text:p text:style-name="P1"/>
      <text:p text:style-name="P4">logar no postgres: <text:s/>sudo -i -u postgres</text:p>
      <text:p text:style-name="P4"/>
      <text:p text:style-name="P5">\h =&gt; mostra todos os comandos</text:p>
      <text:p text:style-name="P5"/>
      <text:p text:style-name="P5">q <text:s/>volta</text:p>
      <text:p text:style-name="P5"/>
      <text:p text:style-name="P5">\l lista os bancos disponíveis</text:p>
      <text:p text:style-name="P5">\du lista os usuários</text:p>
      <text:p text:style-name="P5"/>
      <text:p text:style-name="P5">\c nome do banco <text:s text:c="4"/>conecta ao banco</text:p>
      <text:p text:style-name="P5">\d mostra as tabelas</text:p>
      <text:p text:style-name="P5"/>
      <text:p text:style-name="P5">sair \q exit</text:p>
      <text:p text:style-name="P5"/>
      <text:p text:style-name="P10">chave estrangeira </text:p>
      <text:p text:style-name="P10">id_livro inter not null</text:p>
      <text:p text:style-name="P10">foreign key (id_livro) references livros(cod_livro),</text:p>
      <text:p text:style-name="P10"/>
      <text:p text:style-name="P5"/>
      <text:p text:style-name="P5"/>
      <text:p text:style-name="P7">junções em tabelas</text:p>
      <text:p text:style-name="P7"/>
      <text:p text:style-name="P7">clausulas join</text:p>
      <text:p text:style-name="P7"/>
      <text:p text:style-name="P7">inner join</text:p>
      <text:p text:style-name="P8">SELECT colunas</text:p>
      <text:p text:style-name="P8">FROM tavela1</text:p>
      <text:p text:style-name="P8"><text:tab/>JOIN tabela2</text:p>
      <text:p text:style-name="P8"><text:tab/>ON tabela1.coluna=tabela2.coluna</text:p>
      <text:p text:style-name="P8"><text:tab/>JOIN tabelaN </text:p>
      <text:p text:style-name="P8"><text:tab/>ON tabela1.coluna=tabelaN.coluna</text:p>
      <text:p text:style-name="P9">WHERE 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8:14:41.570078544</meta:creation-date>
    <dc:date>2023-05-02T21:41:25.064310003</dc:date>
    <meta:editing-duration>PT18M3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8" meta:word-count="86" meta:character-count="576" meta:non-whitespace-character-count="503"/>
  </office:meta>
</office:document-meta>
</file>